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9055in"/>
    </style:style>
    <style:style style:name="co22" style:family="table-column">
      <style:table-column-properties fo:break-before="auto" style:column-width="1.2618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6626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4" style:family="table-cell" style:parent-style-name="Default">
      <style:table-cell-properties fo:background-color="#607d8b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3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20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1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2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23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24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128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29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130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1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2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3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34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35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37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38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39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40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41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d00" fo:font-size="14pt" style:font-size-asian="14pt" style:font-size-complex="14pt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131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9e9e9e"/>
      <style:text-properties fo:color="#333333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fo:color="#333333" fo:font-size="14pt" style:font-size-asian="14pt" style:font-size-complex="14pt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148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49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5" style:family="table-cell" style:parent-style-name="Default" style:data-style-name="N0">
      <style:text-properties fo:color="#ff3d00"/>
    </style:style>
    <style:style style:name="ce56" style:family="table-cell" style:parent-style-name="Default" style:data-style-name="N0">
      <style:text-properties fo:color="#fafafa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 style:data-style-name="N13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131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 style:data-style-name="N13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69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70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71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72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73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7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7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color="#333333"/>
    </style:style>
    <style:style style:name="ce167" style:family="table-cell" style:parent-style-name="Default" style:data-style-name="N131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31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69" style:family="table-cell" style:parent-style-name="Default" style:data-style-name="N131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70" style:family="table-cell" style:parent-style-name="Default" style:data-style-name="N131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81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85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86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87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89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90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91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92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237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31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9e9e9e"/>
      <style:text-properties fo:color="#333333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96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97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98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99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100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101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102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103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04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5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</style:style>
    <style:style style:name="ce106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E43"/>
    </style:style>
    <style:style style:name="ce126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E44"/>
    </style:style>
    <style:style style:name="ce179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E45"/>
    </style:style>
    <style:style style:name="ce195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E46"/>
    </style:style>
    <style:style style:name="ce204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E47"/>
    </style:style>
    <style:style style:name="ce224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E48"/>
    </style:style>
    <style:style style:name="ce226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E49"/>
    </style:style>
    <style:style style:name="ce227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E50"/>
    </style:style>
    <style:style style:name="ce228" style:family="table-cell" style:parent-style-name="Default" style:data-style-name="N0">
      <style:text-properties fo:color="#333333"/>
    </style:style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66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19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76" style:family="table-cell" style:parent-style-name="Default">
      <style:table-cell-properties fo:background-color="#bdbdbd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09" style:family="table-cell" style:parent-style-name="Default" style:data-style-name="N131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0" style:family="table-cell" style:parent-style-name="Default" style:data-style-name="N131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1" style:family="table-cell" style:parent-style-name="Default" style:data-style-name="N131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2" style:family="table-cell" style:parent-style-name="Default" style:data-style-name="N131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3" style:family="table-cell" style:parent-style-name="Default" style:data-style-name="N131">
      <style:text-properties fo:color="#333333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231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233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234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235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236" style:family="table-cell" style:parent-style-name="Default">
      <style:table-cell-properties fo:background-color="#9e9e9e" style:vertical-align="top"/>
      <style:text-properties fo:color="#333333"/>
    </style:style>
    <style:style style:name="ce216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217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219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base-cell-address="Build.B38">
          <table:error-message table:message-type="stop" table:display="true"/>
        </table:content-validation>
        <table:content-validation table:name="val4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5" table:condition="of:cell-content-is-in-list(&quot;  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6" table:condition="of:cell-content-is-in-list(&quot;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5:.$B$76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1:.$B$64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office:value-type="string" calcext:value-type="string" table:number-columns-spanned="2" table:number-rows-spanned="1">
            <text:p>Garfield McGillicuddy</text:p>
          </table:table-cell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237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+IFERROR(INDEX(COM.MICROSOFT.FILTER([.H42:.H50]; [.E42:.E50]=&quot;Fleet Footed&quot;);1);0)" office:value-type="float" office:value="4" calcext:value-type="float">
            <text:p>4</text:p>
          </table:table-cell>
          <table:table-cell table:style-name="ce167" table:formula="of:=[$Build.$E$10]" office:value-type="float" office:value="1" calcext:value-type="float">
            <text:p>+1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number-columns-repeated="6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237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128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148"/>
          <table:table-cell table:style-name="ce154" table:formula="of:=[.$B$7]+[.$D7]" office:value-type="float" office:value="0" calcext:value-type="float">
            <text:p>+0</text:p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129"/>
          <table:table-cell table:style-name="ce143" office:value-type="string" calcext:value-type="string">
            <text:p>Endurance (END)</text:p>
          </table:table-cell>
          <table:table-cell table:style-name="ce148" office:value-type="float" office:value="1" calcext:value-type="float">
            <text:p>1</text:p>
          </table:table-cell>
          <table:table-cell table:style-name="ce154" table:formula="of:=[.$B$7]+[.$D8]" office:value-type="float" office:value="1" calcext:value-type="float">
            <text:p>+1</text:p>
          </table:table-cell>
          <table:table-cell table:style-name="ce168" table:formula="of:=[$Build.$E$8]" office:value-type="float" office:value="1" calcext:value-type="float">
            <text:p>+1</text:p>
          </table:table-cell>
          <table:table-cell table:style-name="ce143" table:formula="of:=10+[$Build.E8]+IFERROR(1+INDEX(COM.MICROSOFT.FILTER([.H42:.H50];[.E42:.E50]=&quot;Indefatigable&quot;);1);0)" office:value-type="float" office:value="11" calcext:value-type="float">
            <text:p>11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130" office:value-type="float" office:value="1" calcext:value-type="float" table:number-columns-spanned="1" table:number-rows-spanned="2">
            <text:p>1</text:p>
          </table:table-cell>
          <table:table-cell table:style-name="ce144" office:value-type="string" calcext:value-type="string">
            <text:p>Finesse (FIN)</text:p>
          </table:table-cell>
          <table:table-cell table:style-name="ce149" office:value-type="float" office:value="1" calcext:value-type="float">
            <text:p>1</text:p>
          </table:table-cell>
          <table:table-cell table:style-name="ce155" table:formula="of:=[.$B$9]+[.$D9]" office:value-type="float" office:value="2" calcext:value-type="float">
            <text:p>+2</text:p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131"/>
          <table:table-cell table:style-name="ce144" office:value-type="string" calcext:value-type="string">
            <text:p>Reflex (REF)</text:p>
          </table:table-cell>
          <table:table-cell table:style-name="ce149"/>
          <table:table-cell table:style-name="ce155" table:formula="of:=[.$B$9]+[.D10]" office:value-type="float" office:value="1" calcext:value-type="float">
            <text:p>+1</text:p>
          </table:table-cell>
          <table:table-cell table:style-name="ce169" table:formula="of:=[$Build.$E$10]" office:value-type="float" office:value="1" calcext:value-type="float">
            <text:p>+1</text:p>
          </table:table-cell>
          <table:table-cell table:style-name="ce237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132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50"/>
          <table:table-cell table:style-name="ce156" table:formula="of:=[.$B$11]+[.$D11]" office:value-type="float" office:value="0" calcext:value-type="float">
            <text:p>+0</text:p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133"/>
          <table:table-cell table:style-name="ce145" office:value-type="string" calcext:value-type="string">
            <text:p>Focus (FOC)</text:p>
          </table:table-cell>
          <table:table-cell table:style-name="ce151"/>
          <table:table-cell table:style-name="ce156" table:formula="of:=[.$B$11]+[.$D12]" office:value-type="float" office:value="0" calcext:value-type="float">
            <text:p>+0</text:p>
          </table:table-cell>
          <table:table-cell table:style-name="ce170" table:formula="of:=[$Build.$E$12]" office:value-type="float" office:value="0" calcext:value-type="float">
            <text:p>+0</text:p>
          </table:table-cell>
          <table:table-cell table:style-name="ce145" table:formula="of:=10+[$Build.E12]+IFERROR(1+INDEX(COM.MICROSOFT.FILTER([.H42:.H50];[.E42:.E50]=&quot;Composed&quot;);1);0)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4" office:value-type="string" calcext:value-type="string">
            <text:p>Unallocated</text:p>
          </table:table-cell>
          <table:table-cell table:style-name="ce114" table:formula="of:=FLOOR(([.$B$3]-1)/4)+1-([.$B$7]+[.$B$9]+[.$B$11])" office:value-type="float" office:value="0" calcext:value-type="float">
            <text:p>0</text:p>
          </table:table-cell>
          <table:table-cell/>
          <table:table-cell table:style-name="ce114" table:formula="of:=FLOOR(([.$B$3]+1)/4)+2-SUM([.D7:.D12])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7]+FLOOR([.$E$8]/2)+FLOOR([.B18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7]+FLOOR([$Build.$E$8]/2)+FLOOR([.F18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34" office:value-type="float" office:value="1" calcext:value-type="float">
            <text:p>1</text:p>
          </table:table-cell>
          <table:table-cell table:style-name="ce146" table:formula="of:=[.$E$9]+FLOOR([.$E$8]/2)+FLOOR([.B19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82" office:value-type="float" office:value="3" calcext:value-type="float">
            <text:p>3</text:p>
          </table:table-cell>
          <table:table-cell table:style-name="ce180" table:formula="of:=[$Build.$E$9]+FLOOR([$Build.$E$8]/2)+FLOOR([.F19]/2)" office:value-type="float" office:value="3" calcext:value-type="float">
            <text:p>+3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11]+FLOOR([.$E$8]/2)+FLOOR([.B20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11]+FLOOR([$Build.$E$8]/2)+FLOOR([.F20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7]+FLOOR([.$E$10]/2)+FLOOR([.B21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7]+FLOOR([$Build.$E$10]/2)+FLOOR([.F21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9]+FLOOR([.$E$10]/2)+FLOOR([.B22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9]+FLOOR([$Build.$E$10]/2)+FLOOR([.F22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34" office:value-type="float" office:value="1" calcext:value-type="float">
            <text:p>1</text:p>
          </table:table-cell>
          <table:table-cell table:style-name="ce146" table:formula="of:=[.$E$11]+FLOOR([.$E$10]/2)+FLOOR([.B23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82" office:value-type="float" office:value="1" calcext:value-type="float">
            <text:p>1</text:p>
          </table:table-cell>
          <table:table-cell table:style-name="ce180" table:formula="of:=[$Build.$E$11]+FLOOR([$Build.$E$10]/2)+FLOOR([.F23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11]+FLOOR([.$E$8]/2)+FLOOR([.B24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7]+FLOOR([$Build.$E$12]/2)+FLOOR([.F24]/2)" office:value-type="float" office:value="0" calcext:value-type="float">
            <text:p>+0</text:p>
          </table:table-cell>
          <table:table-cell/>
          <table:table-cell table:style-name="Unspent"/>
          <table:table-cell/>
          <table:table-cell table:style-name="Unspent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34" office:value-type="float" office:value="1" calcext:value-type="float">
            <text:p>1</text:p>
          </table:table-cell>
          <table:table-cell table:style-name="ce146" table:formula="of:=[.$E$11]+FLOOR([.$E$10]/2)+FLOOR([.B25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9]+FLOOR([$Build.$E$12]/2)+FLOOR([.F25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11]+FLOOR([.$E$12]/2)+FLOOR([.B26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11]+FLOOR([$Build.$E$12]/2)+FLOOR([.F26]/2)" office:value-type="float" office:value="0" calcext:value-type="float">
            <text:p>+0</text:p>
          </table:table-cell>
          <table:table-cell table:number-columns-repeated="4"/>
        </table:table-row>
        <table:table-row table:style-name="ro5">
          <table:table-cell table:style-name="ce16" office:value-type="string" calcext:value-type="string">
            <text:p>Unallocated</text:p>
          </table:table-cell>
          <table:table-cell table:style-name="ce16" table:formula="of:=FLOOR(([.$B$3]-1)/2)+FLOOR([.$B$3]/12)+3-SUM([.B18:.B26])" office:value-type="float" office:value="0" calcext:value-type="float">
            <text:p>0</text:p>
          </table:table-cell>
          <table:table-cell table:style-name="ce48"/>
          <table:table-cell/>
          <table:table-cell table:style-name="ce64" office:value-type="string" calcext:value-type="string">
            <text:p>Unallocated</text:p>
          </table:table-cell>
          <table:table-cell table:style-name="ce64" table:formula="of:=FLOOR(([.$B$3]/2)+3)-SUM([.F18:.F26])" office:value-type="float" office:value="0" calcext:value-type="float">
            <text:p>0</text:p>
          </table:table-cell>
          <table:table-cell table:style-name="ce95"/>
          <table:table-cell table:number-columns-repeated="4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4" table:number-rows-spanned="1">
            <text:p>COMBAT ABILITIES</text:p>
          </table:table-cell>
          <table:covered-table-cell table:number-columns-repeated="2" table:style-name="ce62"/>
          <table:covered-table-cell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trategize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70]; ['Utility Abilities By Art'.$B$2:.$B$70]=[.A38])" office:value-type="string" office:string-value="Problem Solving" calcext:value-type="string">
            <text:p>Problem Solving</text:p>
          </table:table-cell>
          <table:table-cell table:style-name="ce135" table:content-validation-name="val3" table:formula="of:=IFERROR(COM.MICROSOFT.FILTER(['Utility Abilities By Art'.$C$2:.$C$70]; ['Utility Abilities By Art'.$B$2:.$B$70]=[.A38]);&quot;&quot;)" office:value-type="string" office:string-value="Downtime" calcext:value-type="string">
            <text:p>Downtime</text:p>
          </table:table-cell>
          <table:table-cell table:style-name="ce55" table:formula="of:=IFERROR(IF(IFNA(INDEX(COM.MICROSOFT.FILTER([.$B$18:.$B$26]; [.$A$18:.$A$26]=[.B38]);1);0)&lt;1;&quot;Illegal!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hrewd Negotiation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70]; ['Utility Abilities By Art'.$B$2:.$B$70]=[.A39]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70]; ['Utility Abilities By Art'.$B$2:.$B$70]=[.A39]);&quot;&quot;)" office:value-type="string" office:string-value="Proactive" calcext:value-type="string">
            <text:p>Proactive</text:p>
          </table:table-cell>
          <table:table-cell table:style-name="ce55" table:formula="of:=IFERROR(IF(IFNA(INDEX(COM.MICROSOFT.FILTER([.$B$18:.$B$26]; [.$A$18:.$A$26]=[.B39]);1);0)&lt;1;&quot;Illegal!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ilver Tongue</text:p>
          </table:table-cell>
          <table:table-cell table:style-name="ce135" table:content-validation-name="val3" table:formula="of:=IFERROR(INDEX(COM.MICROSOFT.FILTER(['Utility Abilities By Art'.$A$2:.$A$70]; ['Utility Abilities By Art'.$B$2:.$B$70]=[.A40]);1);&quot;&quot;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70]; ['Utility Abilities By Art'.$B$2:.$B$70]=[.A40]);&quot;&quot;)" office:value-type="string" office:string-value="Reactive" calcext:value-type="string">
            <text:p>Reactive</text:p>
          </table:table-cell>
          <table:table-cell table:style-name="ce55" table:formula="of:=IFERROR(IF(IFNA(INDEX(COM.MICROSOFT.FILTER([.$B$18:.$B$26]; [.$A$18:.$A$26]=[.B40]);1);0)&lt;1;&quot;Illegal!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9" table:content-validation-name="val1"/>
          <table:table-cell table:style-name="ce36" table:content-validation-name="val3" table:formula="of:=IFERROR(COM.MICROSOFT.FILTER(['Utility Abilities By Art'.$A$2:.$A$70]; ['Utility Abilities By Art'.$B$2:.$B$70]=[.A41]);&quot;&quot;)">
            <text:p/>
          </table:table-cell>
          <table:table-cell table:style-name="ce36" table:content-validation-name="val3" table:formula="of:=IFERROR(COM.MICROSOFT.FILTER(['Utility Abilities By Art'.$C$2:.$C$70]; ['Utility Abilities By Art'.$B$2:.$B$70]=[.A41]);&quot;&quot;)">
            <text:p/>
          </table:table-cell>
          <table:table-cell table:style-name="ce55" table:formula="of:=IFERROR(IF(IFNA(INDEX(COM.MICROSOFT.FILTER([.$B$18:.$B$26]; [.$A$18:.$A$26]=[.B41]);1);0)&lt;1;&quot;Illegal!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style-name="ce56" table:formula="of:=IFERROR(IF(IFNA(INDEX(COM.MICROSOFT.FILTER([.$F$18:.$F$26]; [.$E$18:.$E$26]=[.F41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0" table:content-validation-name="val1"/>
          <table:table-cell table:style-name="ce37" table:content-validation-name="val3" table:formula="of:=IFERROR(COM.MICROSOFT.FILTER(['Utility Abilities By Art'.$A$2:.$A$70]; ['Utility Abilities By Art'.$B$2:.$B$70]=[.A42]);&quot;&quot;)">
            <text:p/>
          </table:table-cell>
          <table:table-cell table:style-name="ce37" table:content-validation-name="val3" table:formula="of:=IFERROR(COM.MICROSOFT.FILTER(['Utility Abilities By Art'.$C$2:.$C$70]; ['Utility Abilities By Art'.$B$2:.$B$70]=[.A42]);&quot;&quot;)">
            <text:p/>
          </table:table-cell>
          <table:table-cell table:style-name="ce55" table:formula="of:=IFERROR(IF(IFNA(INDEX(COM.MICROSOFT.FILTER([.$B$18:.$B$26]; [.$A$18:.$A$26]=[.B42]);1);0)&lt;1;&quot;Illegal!&quot;;&quot;&quot;);&quot;&quot;)">
            <text:p/>
          </table:table-cell>
          <table:table-cell table:style-name="ce67" table:content-validation-name="val4" office:value-type="string" calcext:value-type="string">
            <text:p>Precision Slash</text:p>
          </table:table-cell>
          <table:table-cell table:style-name="ce181" table:content-validation-name="val3" table:formula="of:=IFERROR(IFNA(INDEX(COM.MICROSOFT.FILTER(['Combat Abilities By Art'.$A$2:.$A$82]; ['Combat Abilities By Art'.$B$2:.$B$82]=[.E42]);1);&quot;&quot;);&quot;&quot;)" office:value-type="string" office:string-value="Dueling" calcext:value-type="string">
            <text:p>Dueling</text:p>
          </table:table-cell>
          <table:table-cell table:style-name="ce181" table:formula="of:=IFERROR(IFNA(INDEX(COM.MICROSOFT.FILTER(['Combat Abilities By Art'.$C$2:.$C$82]; ['Combat Abilities By Art'.$B$2:.$B$82]=[.E42]);1);&quot;&quot;);&quot;&quot;)" office:value-type="string" office:string-value="Action" calcext:value-type="string">
            <text:p>Action</text:p>
          </table:table-cell>
          <table:table-cell table:style-name="ce105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2]);1);0)&lt;1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21" table:content-validation-name="val1"/>
          <table:table-cell table:style-name="ce38" table:content-validation-name="val3" table:formula="of:=IFERROR(COM.MICROSOFT.FILTER(['Utility Abilities By Art'.$A$2:.$A$70]; ['Utility Abilities By Art'.$B$2:.$B$70]=[.A43]);&quot;&quot;)">
            <text:p/>
          </table:table-cell>
          <table:table-cell table:style-name="ce38" table:content-validation-name="val3" table:formula="of:=IFERROR(COM.MICROSOFT.FILTER(['Utility Abilities By Art'.$C$2:.$C$70]; ['Utility Abilities By Art'.$B$2:.$B$70]=[.A43]);&quot;&quot;)">
            <text:p/>
          </table:table-cell>
          <table:table-cell table:style-name="ce55" table:formula="of:=IFERROR(IF(IFNA(INDEX(COM.MICROSOFT.FILTER([.$B$18:.$B$26]; [.$A$18:.$A$26]=[.B43]);1);0)&lt;1;&quot;Illegal!&quot;;&quot;&quot;);&quot;&quot;)">
            <text:p/>
          </table:table-cell>
          <table:table-cell table:style-name="ce68" table:content-validation-name="val4" office:value-type="string" calcext:value-type="string">
            <text:p>Parry and Riposte</text:p>
          </table:table-cell>
          <table:table-cell table:style-name="ce84" table:content-validation-name="val3" table:formula="of:=IFERROR(IFNA(INDEX(COM.MICROSOFT.FILTER(['Combat Abilities By Art'.$A$2:.$A$82]; ['Combat Abilities By Art'.$B$2:.$B$82]=[.E43]);1);&quot;&quot;);&quot;&quot;)" office:value-type="string" office:string-value="Dueling" calcext:value-type="string">
            <text:p>Dueling</text:p>
          </table:table-cell>
          <table:table-cell table:style-name="ce96" table:formula="of:=IFERROR(IFNA(INDEX(COM.MICROSOFT.FILTER(['Combat Abilities By Art'.$C$2:.$C$82]; ['Combat Abilities By Art'.$B$2:.$B$82]=[.E43]);1);&quot;&quot;);&quot;&quot;)" office:value-type="string" office:string-value="Stance" calcext:value-type="string">
            <text:p>Stance</text:p>
          </table:table-cell>
          <table:table-cell table:style-name="ce106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3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2" table:content-validation-name="val1"/>
          <table:table-cell table:style-name="ce39" table:content-validation-name="val3" table:formula="of:=IFERROR(COM.MICROSOFT.FILTER(['Utility Abilities By Art'.$A$2:.$A$70]; ['Utility Abilities By Art'.$B$2:.$B$70]=[.A44]);&quot;&quot;)">
            <text:p/>
          </table:table-cell>
          <table:table-cell table:style-name="ce39" table:content-validation-name="val3" table:formula="of:=IFERROR(COM.MICROSOFT.FILTER(['Utility Abilities By Art'.$C$2:.$C$70]; ['Utility Abilities By Art'.$B$2:.$B$70]=[.A44]);&quot;&quot;)">
            <text:p/>
          </table:table-cell>
          <table:table-cell table:style-name="ce55" table:formula="of:=IFERROR(IF(IFNA(INDEX(COM.MICROSOFT.FILTER([.$B$18:.$B$26]; [.$A$18:.$A$26]=[.B44]);1);0)&lt;1;&quot;Illegal!&quot;;&quot;&quot;);&quot;&quot;)">
            <text:p/>
          </table:table-cell>
          <table:table-cell table:style-name="ce69" table:content-validation-name="val4" office:value-type="string" calcext:value-type="string">
            <text:p>Newtonian Mechanics</text:p>
          </table:table-cell>
          <table:table-cell table:style-name="ce85" table:content-validation-name="val3" table:formula="of:=IFERROR(IFNA(INDEX(COM.MICROSOFT.FILTER(['Combat Abilities By Art'.$A$2:.$A$82]; ['Combat Abilities By Art'.$B$2:.$B$82]=[.E44]);1);&quot;&quot;);&quot;&quot;)" office:value-type="string" office:string-value="Kineticism" calcext:value-type="string">
            <text:p>Kineticism</text:p>
          </table:table-cell>
          <table:table-cell table:style-name="ce97" table:formula="of:=IFERROR(IFNA(INDEX(COM.MICROSOFT.FILTER(['Combat Abilities By Art'.$C$2:.$C$82]; ['Combat Abilities By Art'.$B$2:.$B$82]=[.E44]);1);&quot;&quot;);&quot;&quot;)" office:value-type="string" office:string-value="Passive" calcext:value-type="string">
            <text:p>Passive</text:p>
          </table:table-cell>
          <table:table-cell table:style-name="ce126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4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3" table:content-validation-name="val1"/>
          <table:table-cell table:style-name="ce40" table:content-validation-name="val3" table:formula="of:=IFERROR(COM.MICROSOFT.FILTER(['Utility Abilities By Art'.$A$2:.$A$70]; ['Utility Abilities By Art'.$B$2:.$B$70]=[.A45]);&quot;&quot;)">
            <text:p/>
          </table:table-cell>
          <table:table-cell table:style-name="ce40" table:content-validation-name="val3" table:formula="of:=IFERROR(COM.MICROSOFT.FILTER(['Utility Abilities By Art'.$C$2:.$C$70]; ['Utility Abilities By Art'.$B$2:.$B$70]=[.A45]);&quot;&quot;)">
            <text:p/>
          </table:table-cell>
          <table:table-cell table:style-name="ce55" table:formula="of:=IFERROR(IF(IFNA(INDEX(COM.MICROSOFT.FILTER([.$B$18:.$B$26]; [.$A$18:.$A$26]=[.B45]);1);0)&lt;1;&quot;Illegal!&quot;;&quot;&quot;);&quot;&quot;)">
            <text:p/>
          </table:table-cell>
          <table:table-cell table:style-name="ce70" table:content-validation-name="val4" office:value-type="string" calcext:value-type="string">
            <text:p>Whirling Slice</text:p>
          </table:table-cell>
          <table:table-cell table:style-name="ce86" table:content-validation-name="val3" table:formula="of:=IFERROR(IFNA(INDEX(COM.MICROSOFT.FILTER(['Combat Abilities By Art'.$A$2:.$A$82]; ['Combat Abilities By Art'.$B$2:.$B$82]=[.E45]);1);&quot;&quot;);&quot;&quot;)" office:value-type="string" office:string-value="Dueling" calcext:value-type="string">
            <text:p>Dueling</text:p>
          </table:table-cell>
          <table:table-cell table:style-name="ce98" table:formula="of:=IFERROR(IFNA(INDEX(COM.MICROSOFT.FILTER(['Combat Abilities By Art'.$C$2:.$C$82]; ['Combat Abilities By Art'.$B$2:.$B$82]=[.E45]);1);&quot;&quot;);&quot;&quot;)" office:value-type="string" office:string-value="Action" calcext:value-type="string">
            <text:p>Action</text:p>
          </table:table-cell>
          <table:table-cell table:style-name="ce179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5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4" table:content-validation-name="val1"/>
          <table:table-cell table:style-name="ce41" table:content-validation-name="val3" table:formula="of:=IFERROR(COM.MICROSOFT.FILTER(['Utility Abilities By Art'.$A$2:.$A$70]; ['Utility Abilities By Art'.$B$2:.$B$70]=[.A46]);&quot;&quot;)">
            <text:p/>
          </table:table-cell>
          <table:table-cell table:style-name="ce41" table:content-validation-name="val3" table:formula="of:=IFERROR(COM.MICROSOFT.FILTER(['Utility Abilities By Art'.$C$2:.$C$70]; ['Utility Abilities By Art'.$B$2:.$B$70]=[.A46]);&quot;&quot;)">
            <text:p/>
          </table:table-cell>
          <table:table-cell table:style-name="ce55" table:formula="of:=IFERROR(IF(IFNA(INDEX(COM.MICROSOFT.FILTER([.$B$18:.$B$26]; [.$A$18:.$A$26]=[.B46]);1);0)&lt;1;&quot;Illegal!&quot;;&quot;&quot;);&quot;&quot;)">
            <text:p/>
          </table:table-cell>
          <table:table-cell table:style-name="ce71" table:content-validation-name="val4"/>
          <table:table-cell table:style-name="ce87" table:content-validation-name="val3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99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195" table:content-validation-name="val5" table:formula="of:=IFERROR(IF(IFNA(INDEX(COM.MICROSOFT.FILTER([.$F$18:.$F$26]; [.$E$18:.$E$26]=[.F46]);1);0)&lt;1;&quot;Illegal!&quot;;&quot;&quot;);&quot;&quot;)">
            <text:p/>
          </table:table-cell>
          <table:table-cell table:style-name="ce55" table:formula="of:=IFERROR(IF(IFNA(INDEX(COM.MICROSOFT.FILTER([.$F$18:.$F$26]; [.$E$18:.$E$26]=[.F46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 table:content-validation-name="val1"/>
          <table:table-cell table:style-name="Default" table:content-validation-name="val3" table:number-columns-repeated="2"/>
          <table:table-cell table:style-name="ce56" table:formula="of:=IFERROR(IF(IFNA(INDEX(COM.MICROSOFT.FILTER([.$B$18:.$B$26]; [.$A$18:.$A$26]=[.B47]);1);0)&lt;1;&quot;Illegal!&quot;;&quot;&quot;);&quot;&quot;)">
            <text:p/>
          </table:table-cell>
          <table:table-cell table:style-name="ce72" table:content-validation-name="val4"/>
          <table:table-cell table:style-name="ce89" table:content-validation-name="val3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100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204" table:content-validation-name="val5" table:formula="of:=IFERROR(IF(IFNA(INDEX(COM.MICROSOFT.FILTER([.$F$18:.$F$26]; [.$E$18:.$E$26]=[.F47]);1);0)&lt;1;&quot;Illegal!&quot;;&quot;&quot;);&quot;&quot;)">
            <text:p/>
          </table:table-cell>
          <table:table-cell table:style-name="ce55" table:formula="of:=IFERROR(IF(IFNA(INDEX(COM.MICROSOFT.FILTER([.$F$18:.$F$26]; [.$E$18:.$E$26]=[.F47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content-validation-name="val3" table:number-columns-repeated="2"/>
          <table:table-cell table:style-name="Default"/>
          <table:table-cell table:style-name="ce73" table:content-validation-name="val4"/>
          <table:table-cell table:style-name="ce90" table:content-validation-name="val3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101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224" table:content-validation-name="val5" table:formula="of:=IFERROR(IF(IFNA(INDEX(COM.MICROSOFT.FILTER([.$F$18:.$F$26]; [.$E$18:.$E$26]=[.F48]);1);0)&lt;1;&quot;Illegal!&quot;;&quot;&quot;);&quot;&quot;)">
            <text:p/>
          </table:table-cell>
          <table:table-cell table:style-name="ce55" table:formula="of:=IFERROR(IF(IFNA(INDEX(COM.MICROSOFT.FILTER([.$F$18:.$F$26]; [.$E$18:.$E$26]=[.F48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content-validation-name="val3" table:number-columns-repeated="2"/>
          <table:table-cell table:style-name="Default"/>
          <table:table-cell table:style-name="ce74" table:content-validation-name="val4"/>
          <table:table-cell table:style-name="ce91" table:content-validation-name="val3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102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226" table:content-validation-name="val5" table:formula="of:=IFERROR(IF(IFNA(INDEX(COM.MICROSOFT.FILTER([.$F$18:.$F$26]; [.$E$18:.$E$26]=[.F49]);1);0)&lt;1;&quot;Illegal!&quot;;&quot;&quot;);&quot;&quot;)">
            <text:p/>
          </table:table-cell>
          <table:table-cell table:style-name="ce55" table:formula="of:=IFERROR(IF(IFNA(INDEX(COM.MICROSOFT.FILTER([.$F$18:.$F$26]; [.$E$18:.$E$26]=[.F49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/>
          <table:table-cell table:style-name="Default" table:content-validation-name="val3"/>
          <table:table-cell table:style-name="Default"/>
          <table:table-cell table:style-name="ce75" table:content-validation-name="val4"/>
          <table:table-cell table:style-name="ce92" table:content-validation-name="val3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103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227" table:content-validation-name="val6" table:formula="of:=IFERROR(IF(IFNA(INDEX(COM.MICROSOFT.FILTER([.$F$18:.$F$26]; [.$E$18:.$E$26]=[.F50]);1);0)&lt;1;&quot;Illegal!&quot;;&quot;&quot;);&quot;&quot;)">
            <text:p/>
          </table:table-cell>
          <table:table-cell table:style-name="ce55" table:formula="of:=IFERROR(IF(IFNA(INDEX(COM.MICROSOFT.FILTER([.$F$18:.$F$26]; [.$E$18:.$E$26]=[.F50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number-columns-repeated="4"/>
          <table:table-cell table:content-validation-name="val3" table:formula="of:=IFERROR(IFNA(INDEX(COM.MICROSOFT.FILTER(['Combat Abilities By Art'.$C$2:.$C$82]; ['Combat Abilities By Art'.$B$2:.$B$82]=[.E51]);1);&quot;&quot;);&quot;&quot;)">
            <text:p/>
          </table:table-cell>
          <table:table-cell/>
          <table:table-cell table:style-name="ce228" table:content-validation-name="val6" table:formula="of:=IFERROR(IF(IFNA(INDEX(COM.MICROSOFT.FILTER([.$F$18:.$F$26]; [.$E$18:.$E$26]=[.F51]);1);0)&lt;1;&quot;Illegal!&quot;;&quot;&quot;);&quot;&quot;)">
            <text:p/>
          </table:table-cell>
          <table:table-cell table:number-columns-repeated="3"/>
        </table:table-row>
        <table:table-row table:style-name="ro5">
          <table:table-cell table:style-name="Default"/>
          <table:table-cell table:style-name="ce42" office:value-type="string" calcext:value-type="string" table:number-columns-spanned="5" table:number-rows-spanned="1">
            <text:p>*Only abilities in Trained Arts can be selected</text:p>
          </table:table-cell>
          <table:covered-table-cell table:number-columns-repeated="2" table:style-name="ce49"/>
          <table:covered-table-cell table:number-columns-repeated="2" table:style-name="ce76"/>
          <table:table-cell table:style-name="Default"/>
          <table:table-cell table:number-columns-repeated="4"/>
        </table:table-row>
        <table:table-row table:style-name="ro5" table:number-rows-repeated="2">
          <table:table-cell table:style-name="ce32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H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H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H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H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H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H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C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C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C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C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C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C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H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H43">
            <calcext:condition calcext:apply-style-name="Accent" calcext:value="formula-is([.$F$28]-[.$H$42]&lt;1)" calcext:base-cell-address="Build.E43"/>
          </calcext:conditional-format>
          <calcext:conditional-format calcext:target-range-address="Build.A27:Build.C27">
            <calcext:condition calcext:apply-style-name="Illegal" calcext:value="formula-is([.$B$27]&lt;0)" calcext:base-cell-address="Build.A27"/>
            <calcext:condition calcext:apply-style-name="Chameleon" calcext:value="formula-is([.$B$27]=0)" calcext:base-cell-address="Build.A27"/>
            <calcext:condition calcext:apply-style-name="Unspent" calcext:value="formula-is([.$B$27]&gt;0)" calcext:base-cell-address="Build.A27"/>
          </calcext:conditional-format>
          <calcext:conditional-format calcext:target-range-address="Build.E27:Build.G27">
            <calcext:condition calcext:apply-style-name="Illegal" calcext:value="formula-is([.$F$27]&lt;0)" calcext:base-cell-address="Build.E27"/>
            <calcext:condition calcext:apply-style-name="Chameleon" calcext:value="formula-is([.$F$27]=0)" calcext:base-cell-address="Build.E27"/>
            <calcext:condition calcext:apply-style-name="Unspent" calcext:value="formula-is([.$F$27]&gt;0)" calcext:base-cell-address="Build.E27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76"/>
        <table:table-column table:style-name="co20" table:default-cell-style-name="ce276"/>
        <table:table-column table:style-name="co21" table:default-cell-style-name="ce276"/>
        <table:table-column table:style-name="co22" table:default-cell-style-name="ce276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5" table:number-rows-spanned="1">
            <text:p>Garfield McGillicuddy</text:p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2" calcext:value-type="float">
            <text:p>2</text:p>
          </table:table-cell>
          <table:table-cell/>
          <table:table-cell table:style-name="ce13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66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06" table:content-validation-name="val7" office:value-type="string" calcext:value-type="string" table:number-columns-spanned="2" table:number-rows-spanned="2">
            <text:p>Meditate</text:p>
          </table:table-cell>
          <table:covered-table-cell table:style-name="Default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ce196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number-columns-repeated="2" table:style-name="Default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54" table:formula="of:=[$Build.E7]" office:value-type="float" office:value="0" calcext:value-type="float">
            <text:p>+0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54" table:formula="of:=[$Build.E8]" office:value-type="float" office:value="1" calcext:value-type="float">
            <text:p>+1</text:p>
          </table:table-cell>
          <table:table-cell/>
          <table:table-cell table:style-name="ce197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55" table:formula="of:=[$Build.E9]" office:value-type="float" office:value="2" calcext:value-type="float">
            <text:p>+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BY([$Build.$A$32:.$A$46];[$Build.$C$32:.$C$46];-1);[.E8]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55" table:formula="of:=[$Build.E10]" office:value-type="float" office:value="1" calcext:value-type="float">
            <text:p>+1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56" table:formula="of:=[$Build.E11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56" table:formula="of:=[$Build.E12]" office:value-type="float" office:value="0" calcext:value-type="float">
            <text:p>+0</text:p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 table:number-columns-repeated="3"/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BY([$Build.$A$32:.$A$46];[$Build.$C$32:.$C$46];-1);[.E13]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146" table:formula="of:=[$Build.C18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146" table:formula="of:=[$Build.C19]" office:value-type="float" office:value="2" calcext:value-type="float">
            <text:p>+2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146" table:formula="of:=[$Build.C20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146" table:formula="of:=[$Build.C21]" office:value-type="float" office:value="0" calcext:value-type="float">
            <text:p>+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BY([$Build.$A$32:.$A$46];[$Build.$C$32:.$C$46];-1);[.E18]); &quot;&quot;)" office:value-type="string" office:string-value="Silver Tongue" calcext:value-type="string">
            <text:p>Silver Tongue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or an ally attempt any Gambit involving social interaction&#10;Uses/Cooldown: 1/Episode&#10;Effect: Add the party's current Eunoia total to the roll" calcext:value-type="string" table:number-columns-spanned="4" table:number-rows-spanned="5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146" table:formula="of:=[$Build.C22]" office:value-type="float" office:value="2" calcext:value-type="float">
            <text:p>+2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146" table:formula="of:=[$Build.C23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146" table:formula="of:=[$Build.C24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146" table:formula="of:=[$Build.C25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146" table:formula="of:=[$Build.C26]" office:value-type="float" office:value="0" calcext:value-type="float">
            <text:p>+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BY([$Build.$A$32:.$A$46];[$Build.$C$32:.$C$46];-1);[.E23]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Basic" calcext:value-type="string">
            <text:p>Basic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BY([$Build.$A$32:.$A$46];[$Build.$C$32:.$C$46];-1);[.E28]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30]);&quot;&quot;);&quot;&quot;)" office:value-type="string" office:string-value="Silver Tongue" calcext:value-type="string">
            <text:p>Silver Tongue</text:p>
          </table:table-cell>
          <table:table-cell table:formula="of:=IFERROR(IFNA(INDEX(COM.MICROSOFT.FILTER([Build.$B$32:.$B$46];[Build.$C$32:.$C$46]=&quot;Reactive&quot;); [.A30]);&quot;&quot;);&quot;&quot;)" office:value-type="string" office:string-value="Influence" calcext:value-type="string">
            <text:p>Influence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BY([$Build.$A$32:.$A$46];[$Build.$C$32:.$C$46];-1);[.E33]); &quot;&quot;)" office:value-type="string" office:string-value="Shrewd Negotiation" calcext:value-type="string">
            <text:p>Shrewd Negotiation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Circumstance: You attempt a Gambit to improve the terms of a deal, such as a&#10;quest reward or a purchase price&#10;Effort Cost: 1&#10;Effect: The Gambit becomes Controlled " calcext:value-type="string" table:number-columns-spanned="4" table:number-rows-spanned="5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BY([$Build.$A$32:.$A$46];[$Build.$C$32:.$C$46];-1);[.E38]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3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266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3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3]);&quot;&quot;);&quot;&quot;)" office:value-type="string" office:string-value="Shrewd Negotiation" calcext:value-type="string">
            <text:p>Shrewd Negotiation</text:p>
          </table:table-cell>
          <table:table-cell table:formula="of:=IFERROR(IFNA(INDEX(COM.MICROSOFT.FILTER([Build.$B$32:.$B$46];[Build.$C$32:.$C$46]=&quot;Proactive&quot;); [.A43]);&quot;&quot;);&quot;&quot;)" office:value-type="string" office:string-value="Influence" calcext:value-type="string">
            <text:p>Influence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BY([$Build.$A$32:.$A$46];[$Build.$C$32:.$C$46];-1);[.E43]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4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BY([$Build.$A$32:.$A$46];[$Build.$C$32:.$C$46];-1);[.E48]); &quot; &quot;)" office:value-type="string" office:string-value="Strategize" calcext:value-type="string">
            <text:p>Strategize</text:p>
          </table:table-cell>
          <table:table-cell table:style-name="ce203" table:formula="of:=IFERROR(IFNA(INDEX(COM.MICROSOFT.FILTER([$'Utility Abilities By Art'.$D$2:.$D$70];['Utility Abilities By Art'.$B$2:.$B$70]=[.F48]);1);&quot;&quot;);&quot;&quot;)" office:value-type="string" office:string-value="Success: You may present the GM with up to two sets of two alternatives involving &#10;the current or upcoming Arc objective. The GM offers any relevant pros and cons&#10;that make use of information or context the party could reasonably have had access to." calcext:value-type="string" table:number-columns-spanned="4" table:number-rows-spanned="5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 office:value-type="string" office:string-value="Problem Solving" calcext:value-type="string">
            <text:p>Problem Solving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BY([$Build.$A$32:.$A$46];[$Build.$C$32:.$C$46];-1);[.E53]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BY([$Build.$A$32:.$A$46];[$Build.$C$32:.$C$46];-1);[.E58]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BY([$Build.$A$32:.$A$46];[$Build.$C$32:.$C$46];-1);[.E63]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Basic" calcext:value-type="string">
            <text:p>Basic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7]);&quot;&quot;);&quot;&quot;)" office:value-type="string" office:string-value="Strategize" calcext:value-type="string">
            <text:p>Strategize</text:p>
          </table:table-cell>
          <table:table-cell table:formula="of:=IFERROR(IFNA(INDEX(COM.MICROSOFT.FILTER([Build.$B$32:.$B$46];[Build.$C$32:.$C$46]=&quot;Downtime&quot;); [.A67]);&quot;&quot;);&quot;&quot;)" office:value-type="string" office:string-value="Problem Solving" calcext:value-type="string">
            <text:p>Problem Solving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BY([$Build.$A$32:.$A$46];[$Build.$C$32:.$C$46];-1);[.E68]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BY([$Build.$A$32:.$A$46];[$Build.$C$32:.$C$46];-1);[.E73]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BY([$Build.$A$32:.$A$46];[$Build.$C$32:.$C$46];-1);[.E78]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2"/>
        <table:table-column table:style-name="co30" table:default-cell-style-name="ce2"/>
        <table:table-column table:style-name="co30" table:default-cell-style-name="ce231"/>
        <table:table-column table:style-name="co31" table:default-cell-style-name="ce235"/>
        <table:table-column table:style-name="co32" table:default-cell-style-name="ce276"/>
        <table:table-column table:style-name="co33" table:default-cell-style-name="ce276"/>
        <table:table-column table:style-name="co34" table:default-cell-style-name="ce276"/>
        <table:table-column table:style-name="co35" table:default-cell-style-name="ce276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6" table:number-rows-spanned="1">
            <text:p>Garfield McGillicuddy</text:p>
          </table:table-cell>
          <table:covered-table-cell table:number-columns-repeated="2"/>
          <table:covered-table-cell table:style-name="ce147"/>
          <table:covered-table-cell table:number-columns-repeated="2" table:style-name="ce2"/>
          <table:table-cell table:style-name="ce2" table:number-columns-repeated="3"/>
          <table:table-cell table:number-columns-repeated="6"/>
        </table:table-row>
        <table:table-row table:style-name="ro5">
          <table:table-cell/>
          <table:table-cell table:style-name="ce2" table:number-columns-repeated="2"/>
          <table:table-cell table:number-columns-repeated="2"/>
          <table:table-cell table:style-name="ce115"/>
          <table:table-cell table:style-name="ce2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2" calcext:value-type="float">
            <text:p>2</text:p>
          </table:table-cell>
          <table:table-cell table:number-columns-repeated="2"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215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2" table:number-columns-repeated="2"/>
          <table:table-cell table:number-columns-repeated="2"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299" table:content-validation-name="val8" office:value-type="string" calcext:value-type="string">
            <text:p>Dodge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 table:number-columns-repeated="2"/>
          <table:table-cell table:style-name="ce266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54" table:formula="of:=[$Build.E7]" office:value-type="float" office:value="0" calcext:value-type="float">
            <text:p>+0</text:p>
          </table:table-cell>
          <table:table-cell table:number-columns-repeated="2"/>
          <table:table-cell table:style-name="ce266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99" table:content-validation-name="val3"/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54" table:formula="of:=[$Build.E8]" office:value-type="float" office:value="1" calcext:value-type="float">
            <text:p>+1</text:p>
          </table:table-cell>
          <table:table-cell table:number-columns-repeated="2"/>
          <table:table-cell table:style-name="ce266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217" table:formula="of:=[.H8]-[.H6]" office:value-type="float" office:value="11" calcext:value-type="float">
            <text:p>11</text:p>
          </table:table-cell>
          <table:table-cell table:style-name="ce219" table:formula="of:=[.I8]-[.I6]" office:value-type="float" office:value="10" calcext:value-type="float">
            <text:p>1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55" table:formula="of:=[$Build.E9]" office:value-type="float" office:value="2" calcext:value-type="float">
            <text:p>+2</text:p>
          </table:table-cell>
          <table:table-cell table:number-columns-repeated="2"/>
          <table:table-cell table:style-name="ce266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[$Build.G8]" office:value-type="float" office:value="11" calcext:value-type="float">
            <text:p>11</text:p>
          </table:table-cell>
          <table:table-cell table:style-name="ce145" table:formula="of:=[$Build.G12]" office:value-type="float" office:value="10" calcext:value-type="float">
            <text:p>10</text:p>
          </table:table-cell>
          <table:table-cell table:style-name="ce2"/>
          <table:table-cell table:style-name="ce299" table:content-validation-name="val3"/>
          <table:table-cell table:number-columns-repeated="6"/>
        </table:table-row>
        <table:table-row table:style-name="ro5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55" table:formula="of:=[$Build.E10]" office:value-type="float" office:value="1" calcext:value-type="float">
            <text:p>+1</text:p>
          </table:table-cell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56" table:formula="of:=[$Build.E11]" office:value-type="float" office:value="0" calcext:value-type="float">
            <text:p>+0</text:p>
          </table:table-cell>
          <table:table-cell table:number-columns-repeated="2"/>
          <table:table-cell table:style-name="ce276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56" table:formula="of:=[$Build.E12]" office:value-type="float" office:value="0" calcext:value-type="float">
            <text:p>+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33" table:formula="of:=IFNA(INDEX(COM.MICROSOFT.SORTBY([$Build.$E$32:.$E$50];[$Build.$G$32:.$G$50];-1);[.F11]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08" table:formula="of:=[Build.$E$2]" office:value-type="float" office:value="4" calcext:value-type="float">
            <text:p>4</text:p>
          </table:table-cell>
          <table:table-cell table:number-columns-repeated="3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09" table:formula="of:=[$Build.$E$10]" office:value-type="float" office:value="1" calcext:value-type="float">
            <text:p>+1</text:p>
          </table:table-cell>
          <table:table-cell table:number-columns-repeated="3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2" table:number-rows-spanned="1">
            <text:p>DEFENSES</text:p>
          </table:table-cell>
          <table:covered-table-cell table:style-name="ce2"/>
          <table:table-cell table:number-columns-repeated="2"/>
          <table:table-cell office:value-type="float" office:value="2" calcext:value-type="float">
            <text:p>2</text:p>
          </table:table-cell>
          <table:table-cell table:style-name="ce233" table:formula="of:=IFNA(INDEX(COM.MICROSOFT.SORTBY([$Build.$E$32:.$E$50];[$Build.$G$32:.$G$50];-1);[.F16]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10" table:formula="of:=[$Build.$E$8]" office:value-type="float" office:value="1" calcext:value-type="float">
            <text:p>+1</text:p>
          </table:table-cell>
          <table:table-cell table:style-name="ce213" table:number-columns-repeated="2"/>
          <table:table-cell/>
          <table:table-cell table:style-name="ce234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11" table:formula="of:=[$Build.$E$10]" office:value-type="float" office:value="1" calcext:value-type="float">
            <text:p>+1</text:p>
          </table:table-cell>
          <table:table-cell table:style-name="ce213" table:number-columns-repeated="2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12" table:formula="of:=[$Build.$E$12]" office:value-type="float" office:value="0" calcext:value-type="float">
            <text:p>+0</text:p>
          </table:table-cell>
          <table:table-cell table:style-name="ce213" table:number-columns-repeated="2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2" table:number-rows-spanned="1">
            <text:p>COMBAT ARTS</text:p>
          </table:table-cell>
          <table:covered-table-cell table:style-name="ce2"/>
          <table:table-cell table:number-columns-repeated="2"/>
          <table:table-cell office:value-type="float" office:value="3" calcext:value-type="float">
            <text:p>3</text:p>
          </table:table-cell>
          <table:table-cell table:style-name="ce233" table:formula="of:=IFNA(INDEX(COM.MICROSOFT.SORTBY([$Build.$E$32:.$E$50];[$Build.$G$32:.$G$50];-1);[.F21]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3"/>
          <table:table-cell table:style-name="ce234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180" table:formula="of:=[$Build.G18]" office:value-type="float" office:value="0" calcext:value-type="float">
            <text:p>+0</text:p>
          </table:table-cell>
          <table:table-cell table:number-columns-repeated="3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180" table:formula="of:=[$Build.G19]" office:value-type="float" office:value="3" calcext:value-type="float">
            <text:p>+3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180" table:formula="of:=[$Build.G20]" office:value-type="float" office:value="0" calcext:value-type="float">
            <text:p>+0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180" table:formula="of:=[$Build.G21]" office:value-type="float" office:value="0" calcext:value-type="float">
            <text:p>+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33" table:formula="of:=IFNA(INDEX(COM.MICROSOFT.SORTBY([$Build.$E$32:.$E$50];[$Build.$G$32:.$G$50];-1);[.F26]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180" table:formula="of:=[$Build.G22]" office:value-type="float" office:value="2" calcext:value-type="float">
            <text:p>+2</text:p>
          </table:table-cell>
          <table:table-cell table:number-columns-repeated="3"/>
          <table:table-cell table:style-name="ce234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180" table:formula="of:=[$Build.G23]" office:value-type="float" office:value="0" calcext:value-type="float">
            <text:p>+0</text:p>
          </table:table-cell>
          <table:table-cell table:number-columns-repeated="3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180" table:formula="of:=[$Build.G24]" office:value-type="float" office:value="0" calcext:value-type="float">
            <text:p>+0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180" table:formula="of:=[$Build.G25]" office:value-type="float" office:value="2" calcext:value-type="float">
            <text:p>+2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180" table:formula="of:=[$Build.G26]" office:value-type="float" office:value="0" calcext:value-type="float">
            <text:p>+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33" table:formula="of:=IFNA(INDEX(COM.MICROSOFT.SORTBY([$Build.$E$32:.$E$50];[$Build.$G$32:.$G$50];-1);[.F31]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 table:style-name="Default"/>
          <table:table-cell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3" table:formula="of:=IFNA(INDEX(COM.MICROSOFT.SORTBY([$Build.$E$32:.$E$50];[$Build.$G$32:.$G$50];-1);[.F36]); &quot;&quot;)" office:value-type="string" office:string-value="Parry and Riposte" calcext:value-type="string">
            <text:p>Parry and Riposte</text:p>
          </table:table-cell>
          <table:table-cell table:style-name="ce203" table:formula="of:=IFERROR(IFNA(INDEX(COM.MICROSOFT.FILTER([$'Combat Abilities By Art'.$D$2:.$D$68];['Combat Abilities By Art'.$B$2:.$B$68]=[.G36]);1);&quot;&quot;);&quot;&quot;)" office:value-type="string" office:string-value="Range: 1&#10;Trigger: An enemy in range targets you with an attack.&#10;Effect: You may contest using Dueling, resolving as with Resilience. If your&#10;contesting roll is a Critical, make a Physical Attack against the triggering enemy,&#10;dealing Fatigue on a success." calcext:value-type="string" table:number-columns-spanned="4" table:number-rows-spanned="5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3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40]);&quot;&quot;);&quot;&quot;)" office:value-type="string" office:string-value="Precision Slash" calcext:value-type="string">
            <text:p>Precision Slash</text:p>
          </table:table-cell>
          <table:table-cell table:formula="of:=IFERROR(IFNA(INDEX(COM.MICROSOFT.FILTER([Build.$F$32:.$F$50];[Build.$G$32:.$G$50]=&quot;Action&quot;); [.A40]);&quot;&quot;);&quot;&quot;)" office:value-type="string" office:string-value="Dueling" calcext:value-type="string">
            <text:p>Dueling</text:p>
          </table:table-cell>
          <table:table-cell table:style-name="ce193" table:formula="of:=IFERROR(IFNA(INDEX(COM.MICROSOFT.FILTER([Build.$H$32:.$H$50];[Build.$G$32:.$G$50]=&quot;Action&quot;); [.A40]);&quot;&quot;);&quot;&quot;)" office:value-type="float" office:value="1" calcext:value-type="float">
            <text:p>1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1]);&quot;&quot;);&quot;&quot;)" office:value-type="string" office:string-value="Whirling Slice" calcext:value-type="string">
            <text:p>Whirling Slice</text:p>
          </table:table-cell>
          <table:table-cell table:formula="of:=IFERROR(IFNA(INDEX(COM.MICROSOFT.FILTER([Build.$F$32:.$F$50];[Build.$G$32:.$G$50]=&quot;Action&quot;); [.A41]);&quot;&quot;);&quot;&quot;)" office:value-type="string" office:string-value="Dueling" calcext:value-type="string">
            <text:p>Dueling</text:p>
          </table:table-cell>
          <table:table-cell table:style-name="ce193" table:formula="of:=IFERROR(IFNA(INDEX(COM.MICROSOFT.FILTER([Build.$H$32:.$H$50];[Build.$G$32:.$G$50]=&quot;Action&quot;); [.A41]);&quot;&quot;);&quot;&quot;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33" table:formula="of:=IFNA(INDEX(COM.MICROSOFT.SORTBY([$Build.$E$32:.$E$50];[$Build.$G$32:.$G$50];-1);[.F41]); &quot;&quot;)" office:value-type="string" office:string-value="Newtonian Mechanics" calcext:value-type="string">
            <text:p>Newtonian Mechanics</text:p>
          </table:table-cell>
          <table:table-cell table:style-name="ce203" table:formula="of:=IFERROR(IFNA(INDEX(COM.MICROSOFT.FILTER([$'Combat Abilities By Art'.$D$2:.$D$68];['Combat Abilities By Art'.$B$2:.$B$68]=[.G41]);1);&quot;&quot;);&quot;&quot;)" office:value-type="string" office:string-value="Effect: Whenever you target a creature or area with an ability using an action,&#10;you may move yourself [Tier] spaces further away from that creature (or from&#10;the closest space in the area)." calcext:value-type="string" table:number-columns-spanned="4" table:number-rows-spanned="5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style-name="ce193"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1]);&quot;&quot;);&quot;&quot;)" office:value-type="string" office:string-value="Passive" calcext:value-type="string">
            <text:p>Passiv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style-name="ce193" table:formula="of:=IFERROR(IFNA(INDEX(COM.MICROSOFT.FILTER([Build.$H$32:.$H$50];[Build.$G$32:.$G$50]=&quot;Action&quot;); [.A4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Kineticism" calcext:value-type="string">
            <text:p>Kineticism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style-name="ce193"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style-name="ce193" table:formula="of:=IFERROR(IFNA(INDEX(COM.MICROSOFT.FILTER([Build.$H$32:.$H$50];[Build.$G$32:.$G$50]=&quot;Action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style-name="ce193" table:formula="of:=IFERROR(IFNA(INDEX(COM.MICROSOFT.FILTER([Build.$H$32:.$H$50];[Build.$G$32:.$G$50]=&quot;Action&quot;); [.A46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233" table:formula="of:=IFNA(INDEX(COM.MICROSOFT.SORTBY([$Build.$E$32:.$E$50];[$Build.$G$32:.$G$50];-1);[.F46]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8];['Combat Abilities By Art'.$B$2:.$B$68]=[.G4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style-name="ce193"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style-name="ce193" table:formula="of:=IFERROR(IFNA(INDEX(COM.MICROSOFT.FILTER([Build.$H$32:.$H$50];[Build.$G$32:.$G$50]=&quot;Action&quot;); [.A4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07" office:value-type="string" calcext:value-type="string">
            <text:p>Ability</text:p>
          </table:table-cell>
          <table:table-cell table:style-name="ce266" office:value-type="string" calcext:value-type="string">
            <text:p>Art</text:p>
          </table:table-cell>
          <table:table-cell table:style-name="ce266" office:value-type="string" calcext:value-type="string">
            <text:p>Tier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3" table:formula="of:=IFNA(INDEX(COM.MICROSOFT.SORTBY([$Build.$E$32:.$E$50];[$Build.$G$32:.$G$50];-1);[.F51]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8];['Combat Abilities By Art'.$B$2:.$B$68]=[.G5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6]);&quot;&quot;);&quot;&quot;)" office:value-type="string" office:string-value="Parry and Riposte" calcext:value-type="string">
            <text:p>Parry and Riposte</text:p>
          </table:table-cell>
          <table:table-cell table:formula="of:=IFERROR(IFNA(INDEX(COM.MICROSOFT.FILTER([Build.$F$32:.$F$50];[Build.$G$32:.$G$50]=&quot;Stance&quot;); [.A56]);&quot;&quot;);&quot;&quot;)" office:value-type="string" office:string-value="Dueling" calcext:value-type="string">
            <text:p>Dueling</text:p>
          </table:table-cell>
          <table:table-cell table:style-name="ce193" table:formula="of:=IFERROR(IFNA(INDEX(COM.MICROSOFT.FILTER([Build.$H$32:.$H$50];[Build.$G$32:.$G$50]=&quot;Stance&quot;); [.A56]);&quot;&quot;);&quot;&quot;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3" table:formula="of:=IFNA(INDEX(COM.MICROSOFT.SORTBY([$Build.$E$32:.$E$50];[$Build.$G$32:.$G$50];-1);[.F56]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8];['Combat Abilities By Art'.$B$2:.$B$68]=[.G5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style-name="ce193"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style-name="ce193" table:formula="of:=IFERROR(IFNA(INDEX(COM.MICROSOFT.FILTER([Build.$H$32:.$H$50];[Build.$G$32:.$G$50]=&quot;Stance&quot;); [.A5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style-name="ce193"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style-name="ce193" table:formula="of:=IFERROR(IFNA(INDEX(COM.MICROSOFT.FILTER([Build.$H$32:.$H$50];[Build.$G$32:.$G$50]=&quot;Stanc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style-name="ce193" table:formula="of:=IFERROR(IFNA(INDEX(COM.MICROSOFT.FILTER([Build.$H$32:.$H$50];[Build.$G$32:.$G$50]=&quot;Stance&quot;); [.A61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233" table:formula="of:=IFNA(INDEX(COM.MICROSOFT.SORTBY([$Build.$E$32:.$E$50];[$Build.$G$32:.$G$50];-1);[.F61]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8];['Combat Abilities By Art'.$B$2:.$B$68]=[.G6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style-name="ce193"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style-name="ce193" table:formula="of:=IFERROR(IFNA(INDEX(COM.MICROSOFT.FILTER([Build.$H$32:.$H$50];[Build.$G$32:.$G$50]=&quot;Stance&quot;); [.A6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style-name="ce193"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PASSIVE ABILITIES</text:p>
          </table:table-cell>
          <table:covered-table-cell table:style-name="ce2"/>
          <table:covered-table-cell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66" office:value-type="string" calcext:value-type="string">
            <text:p>Tie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3" table:formula="of:=IFNA(INDEX(COM.MICROSOFT.SORTBY([$Build.$E$32:.$E$50];[$Build.$G$32:.$G$50];-1);[.F66]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8];['Combat Abilities By Art'.$B$2:.$B$68]=[.G6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Passive&quot;);[.A67]);&quot;&quot;);&quot;&quot;)" office:value-type="string" office:string-value="Newtonian Mechanics" calcext:value-type="string">
            <text:p>Newtonian Mechanics</text:p>
          </table:table-cell>
          <table:table-cell table:formula="of:=IFERROR(IFNA(INDEX(COM.MICROSOFT.FILTER([Build.$F$32:.$F$50];[Build.$G$32:.$G$50]=&quot;Passive&quot;); [.A67]);&quot;&quot;);&quot;&quot;)" office:value-type="string" office:string-value="Kineticism" calcext:value-type="string">
            <text:p>Kineticism</text:p>
          </table:table-cell>
          <table:table-cell table:style-name="ce193" table:formula="of:=IFERROR(IFNA(INDEX(COM.MICROSOFT.FILTER([Build.$H$32:.$H$50];[Build.$G$32:.$G$50]=&quot;Passive&quot;); [.A67]);&quot;&quot;);&quot;&quot;)" office:value-type="float" office:value="1" calcext:value-type="float">
            <text:p>1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style-name="ce193" table:formula="of:=IFERROR(IFNA(INDEX(COM.MICROSOFT.FILTER([Build.$H$32:.$H$50];[Build.$G$32:.$G$50]=&quot;Passive&quot;); [.A6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style-name="ce193"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style-name="ce193" table:formula="of:=IFERROR(IFNA(INDEX(COM.MICROSOFT.FILTER([Build.$H$32:.$H$50];[Build.$G$32:.$G$50]=&quot;Passiv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style-name="ce193" table:formula="of:=IFERROR(IFNA(INDEX(COM.MICROSOFT.FILTER([Build.$H$32:.$H$50];[Build.$G$32:.$G$50]=&quot;Passive&quot;); [.A71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233" table:formula="of:=IFNA(INDEX(COM.MICROSOFT.SORTBY([$Build.$E$32:.$E$50];[$Build.$G$32:.$G$50];-1);[.F71]); &quot;&quot;)" office:value-type="string" office:string-value="Precision Slash" calcext:value-type="string">
            <text:p>Precision Slash</text:p>
          </table:table-cell>
          <table:table-cell table:style-name="ce203" table:formula="of:=IFERROR(IFNA(INDEX(COM.MICROSOFT.FILTER([$'Combat Abilities By Art'.$D$2:.$D$68];['Combat Abilities By Art'.$B$2:.$B$68]=[.G71]);1);&quot;&quot;);&quot;&quot;)" office:value-type="string" office:string-value="Range: 1&#10;Target: One enemy&#10;Succeed: Deal Fatigue. The target gains +[Tier] Bleed.&#10;Critical: The target gains +2[Tier] Bleed instead" calcext:value-type="string" table:number-columns-spanned="4" table:number-rows-spanned="5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style-name="ce193"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7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style-name="ce193" table:formula="of:=IFERROR(IFNA(INDEX(COM.MICROSOFT.FILTER([Build.$H$32:.$H$50];[Build.$G$32:.$G$50]=&quot;Passive&quot;); [.A7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style-name="ce193"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style-name="ce193" table:formula="of:=IFERROR(IFNA(INDEX(COM.MICROSOFT.FILTER([Build.$H$32:.$H$50];[Build.$G$32:.$G$50]=&quot;Passiv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style-name="ce233" table:formula="of:=IFNA(INDEX(COM.MICROSOFT.SORTBY([$Build.$E$32:.$E$50];[$Build.$G$32:.$G$50];-1);[.F76]); &quot;&quot;)" office:value-type="string" office:string-value="Whirling Slice" calcext:value-type="string">
            <text:p>Whirling Slice</text:p>
          </table:table-cell>
          <table:table-cell table:style-name="ce203" table:formula="of:=IFERROR(IFNA(INDEX(COM.MICROSOFT.FILTER([$'Combat Abilities By Art'.$D$2:.$D$68];['Combat Abilities By Art'.$B$2:.$B$68]=[.G76]);1);&quot;&quot;);&quot;&quot;)" office:value-type="string" office:string-value="Range: 1&#10;Target: 1+[Tier] enemies within range&#10;Succeed: Deal Fatigue" calcext:value-type="string" table:number-columns-spanned="4" table:number-rows-spanned="5">
            <text:p>Range: 1</text:p>
            <text:p>Target: 1+[Tier] enemies within range</text:p>
            <text:p>Succeed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34" table:formula="of:=IFERROR(IFNA(COM.MICROSOFT.FILTER(['Combat Abilities By Art'.$C$2:.$C$68];['Combat Abilities By Art'.$B$2:.$B$68]=[.G7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table:style-name="ce233" table:formula="of:=IFNA(INDEX(COM.MICROSOFT.SORTBY([$Build.$E$32:.$E$50];[$Build.$G$32:.$G$50];-1);[.F81]); &quot;&quot;)">
            <text:p/>
          </table:table-cell>
          <table:table-cell table:style-name="ce203" table:formula="of:=IFERROR(IFNA(INDEX(COM.MICROSOFT.FILTER([$'Combat Abilities By Art'.$D$2:.$D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table:style-name="ce233" table:formula="of:=IFNA(INDEX(COM.MICROSOFT.SORTBY([$Build.$E$32:.$E$50];[$Build.$G$32:.$G$50];-1);[.F86]); &quot;&quot;)">
            <text:p/>
          </table:table-cell>
          <table:table-cell table:style-name="ce203" table:formula="of:=IFERROR(IFNA(INDEX(COM.MICROSOFT.FILTER([$'Combat Abilities By Art'.$D$2:.$D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7" calcext:value-type="float">
            <text:p>17</text:p>
          </table:table-cell>
          <table:table-cell table:style-name="ce233" table:formula="of:=IFNA(INDEX(COM.MICROSOFT.SORTBY([$Build.$E$32:.$E$50];[$Build.$G$32:.$G$50];-1);[.F91]); &quot;&quot;)">
            <text:p/>
          </table:table-cell>
          <table:table-cell table:style-name="ce203" table:formula="of:=IFERROR(IFNA(INDEX(COM.MICROSOFT.FILTER([$'Combat Abilities By Art'.$D$2:.$D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8" calcext:value-type="float">
            <text:p>18</text:p>
          </table:table-cell>
          <table:table-cell table:style-name="ce233" table:formula="of:=IFNA(INDEX(COM.MICROSOFT.SORTBY([$Build.$E$32:.$E$50];[$Build.$G$32:.$G$50];-1);[.F96]); &quot;&quot;)">
            <text:p/>
          </table:table-cell>
          <table:table-cell table:style-name="ce203" table:formula="of:=IFERROR(IFNA(INDEX(COM.MICROSOFT.FILTER([$'Combat Abilities By Art'.$D$2:.$D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9" calcext:value-type="float">
            <text:p>19</text:p>
          </table:table-cell>
          <table:table-cell table:style-name="ce233" table:formula="of:=IFNA(INDEX(COM.MICROSOFT.SORTBY([$Build.$E$32:.$E$50];[$Build.$G$32:.$G$50];-1);[.F101]); &quot;&quot;)">
            <text:p/>
          </table:table-cell>
          <table:table-cell table:style-name="ce203" table:formula="of:=IFERROR(IFNA(INDEX(COM.MICROSOFT.FILTER([$'Combat Abilities By Art'.$D$2:.$D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3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3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3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3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3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3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3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3">
          <table:table-cell/>
          <table:table-cell office:value-type="string" calcext:value-type="string">
            <text:p>BRAW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arget gains +[Tier] Slowed.</text:p>
            <text:p>Critical: The target is also Stunn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3">
          <table:table-cell/>
          <table:table-cell office:value-type="string" calcext:value-type="string">
            <text:p>DUE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3">
          <table:table-cell/>
          <table:table-cell office:value-type="string" calcext:value-type="string">
            <text:p>INFUSION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3">
          <table:table-cell/>
          <table:table-cell office:value-type="string" calcext:value-type="string">
            <text:p>ARCHERY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3">
          <table:table-cell/>
          <table:table-cell office:value-type="string" calcext:value-type="string">
            <text:p>NINJUTSU</text:p>
          </table:table-cell>
          <table:table-cell/>
          <table:table-cell table:style-name="Default"/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3">
          <table:table-cell/>
          <table:table-cell office:value-type="string" calcext:value-type="string">
            <text:p>KINETICISM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3">
          <table:table-cell/>
          <table:table-cell office:value-type="string" calcext:value-type="string">
            <text:p>ANIMISM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3">
          <table:table-cell/>
          <table:table-cell office:value-type="string" calcext:value-type="string">
            <text:p>MESMERISM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3">
          <table:table-cell/>
          <table:table-cell office:value-type="string" calcext:value-type="string">
            <text:p>ELEMENTALISM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</style:style>
    <style:style style:name="Illegal" style:family="table-cell" style:parent-style-name="Default">
      <style:text-properties fo:color="#ff3d00"/>
    </style:style>
    <style:style style:name="Chameleon" style:family="table-cell" style:parent-style-name="Default">
      <style:text-properties fo:color="#9e9e9e"/>
    </style:style>
    <style:style style:name="Unspent" style:family="table-cell" style:parent-style-name="Default">
      <style:text-properties fo:color="#2e7d3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8:58:49.670800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5-28T19:02:28.990346982</dc:date>
    <meta:editing-duration>PT2H49M21S</meta:editing-duration>
    <meta:editing-cycles>41</meta:editing-cycles>
    <meta:generator>LibreOffice/25.2.3.2$Linux_X86_64 LibreOffice_project/520$Build-2</meta:generator>
    <meta:document-statistic meta:table-count="5" meta:cell-count="1397" meta:object-count="0"/>
  </office:meta>
</office:document-meta>
</file>